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63f1" officeooo:paragraph-rsid="000563f1" style:font-size-asian="18pt" style:font-weight-asian="bold" style:font-size-complex="18pt" style:font-weight-complex="bold"/>
    </style:style>
    <style:style style:name="P2" style:family="paragraph" style:parent-style-name="Standard" style:list-style-name="L2">
      <style:paragraph-properties fo:text-align="start" style:justify-single-word="false"/>
      <style:text-properties officeooo:paragraph-rsid="0005f8ef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563f1" officeooo:paragraph-rsid="000563f1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563f1" officeooo:paragraph-rsid="0005f8ef" style:font-size-asian="14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font-weight="normal" officeooo:rsid="000563f1" officeooo:paragraph-rsid="00084e40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font-weight="normal" officeooo:rsid="000563f1" officeooo:paragraph-rsid="0005f8ef" style:font-size-asian="14pt" style:font-weight-asian="normal" style:font-size-complex="14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4pt" fo:font-weight="normal" officeooo:rsid="000563f1" officeooo:paragraph-rsid="0005f8ef" style:font-size-asian="14pt" style:font-weight-asian="normal" style:font-size-complex="14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4pt" fo:font-weight="normal" officeooo:rsid="000fe6a6" officeooo:paragraph-rsid="000fe6a6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0fe6a6" officeooo:paragraph-rsid="000fe6a6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0fe6a6" officeooo:paragraph-rsid="001fd0eb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0fe6a6" officeooo:paragraph-rsid="00219066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0fe6a6" officeooo:paragraph-rsid="0027e138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27e138" officeooo:paragraph-rsid="0027e138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officeooo:rsid="000563f1" officeooo:paragraph-rsid="000563f1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font-weight="bold" officeooo:rsid="000563f1" officeooo:paragraph-rsid="0005f8ef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font-weight="bold" officeooo:rsid="000fe6a6" officeooo:paragraph-rsid="000fe6a6" style:font-size-asian="16pt" style:font-weight-asian="bold" style:font-size-complex="16pt" style:font-weight-complex="bold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05f8ef"/>
    </style:style>
    <style:style style:name="T3" style:family="text">
      <style:text-properties officeooo:rsid="0005f8ef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0a4646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05f8ef"/>
    </style:style>
    <style:style style:name="T8" style:family="text">
      <style:text-properties style:text-position="super 58%" officeooo:rsid="000a4646"/>
    </style:style>
    <style:style style:name="T9" style:family="text">
      <style:text-properties fo:font-size="14pt" fo:font-weight="normal" officeooo:rsid="000563f1" style:font-size-asian="14pt" style:font-weight-asian="normal" style:font-size-complex="14pt" style:font-weight-complex="normal"/>
    </style:style>
    <style:style style:name="T10" style:family="text">
      <style:text-properties officeooo:rsid="0017f4ac"/>
    </style:style>
    <style:style style:name="T11" style:family="text">
      <style:text-properties officeooo:rsid="00219066"/>
    </style:style>
    <style:style style:name="T12" style:family="text">
      <style:text-properties officeooo:rsid="00250652"/>
    </style:style>
    <style:style style:name="T13" style:family="text">
      <style:text-properties officeooo:rsid="002820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Bit Manipulation</text:p>
      <text:p text:style-name="P1"/>
      <text:p text:style-name="P3">The bits in the representation are indexed from right to left. To convert a bit representation b<text:span text:style-name="T2">k</text:span> · · · b<text:span text:style-name="T1">2</text:span> b<text:span text:style-name="T1">1</text:span> b<text:span text:style-name="T1">0</text:span> into a number, we can use the formula b<text:span text:style-name="T1">k</text:span>*2<text:span text:style-name="T7">k</text:span> + . . . + b<text:span text:style-name="T1">2</text:span>*<text:span text:style-name="T3">4</text:span> + b<text:span text:style-name="T1">1</text:span>*<text:span text:style-name="T3">2</text:span> + b<text:span text:style-name="T1">0</text:span>*<text:span text:style-name="T3">1</text:span> .</text:p>
      <text:p text:style-name="P3">For example,</text:p>
      <text:p text:style-name="P3">1 · 2<text:span text:style-name="T7">5</text:span> + 1 · 2<text:span text:style-name="T7">3</text:span> + 1 · 2<text:span text:style-name="T7">1</text:span> + 1 · 2<text:span text:style-name="T7">0</text:span> = 43.</text:p>
      <text:p text:style-name="P3"/>
      <text:p text:style-name="P4">The bit representation of a number is either signed or unsigned. <text:span text:style-name="T3">A</text:span> signed representation means that both negative and positive numbers can be represented. A signed variable of n bits can contain any integer <text:span text:style-name="T3">between</text:span> −2<text:span text:style-name="T6">n − 1</text:span> and 2<text:span text:style-name="T7">n-1</text:span> − 1.</text:p>
      <text:p text:style-name="P4"/>
      <text:list xml:id="list291861348" text:style-name="L1">
        <text:list-item>
          <text:p text:style-name="P5">int x = -43;<text:line-break/>unsigned int y = x;<text:line-break/>cout &lt;&lt; x &lt;&lt; "\n"; <text:tab/>// -43</text:p>
          <text:p text:style-name="P6">cout &lt;&lt; y &lt;&lt; "\n";<text:tab/> <text:tab/>// 4294967253</text:p>
        </text:list-item>
      </text:list>
      <text:p text:style-name="P4"/>
      <text:list xml:id="list3085116267" text:style-name="L2">
        <text:list-item>
          <text:p text:style-name="P2"><text:span text:style-name="T9">int x = 2147483647</text:span></text:p>
          <text:p text:style-name="P7">cout &lt;&lt; x &lt;&lt; "\n"; // 2147483647</text:p>
          <text:p text:style-name="P7">x++;</text:p>
          <text:p text:style-name="P7">cout &lt;&lt; x &lt;&lt; "\n"; // -2147483648</text:p>
        </text:list-item>
      </text:list>
      <text:p text:style-name="P4"/>
      <text:p text:style-name="P4"/>
      <text:p text:style-name="P15">And operation</text:p>
      <text:p text:style-name="P4">The and operation x &amp; y produces a number that has one bits in positions where both x and y have one bits. For example, 22 &amp; 26 = 18, </text:p>
      <text:p text:style-name="P4"/>
      <text:p text:style-name="P4">10110</text:p>
      <text:p text:style-name="P4">11010</text:p>
      <text:p text:style-name="P4">--------</text:p>
      <text:p text:style-name="P4">10010</text:p>
      <text:p text:style-name="P4"/>
      <text:p text:style-name="P4">Using the and operation, we can check if a number x is even because x &amp; 1 = 0 if x is even, and x &amp; 1 = 1 if x is odd. More generally, x is divisible by 2<text:span text:style-name="T8">k</text:span> exactly when x &amp; (2<text:span text:style-name="T6">k </text:span><text:span text:style-name="T4">-</text:span><text:span text:style-name="T5">1</text:span>) = 0.</text:p>
      <text:p text:style-name="P4"/>
      <text:p text:style-name="P15">Or operation</text:p>
      <text:p text:style-name="P4">The or operation x | y produces a number that has one bits in positions where at least one of x and y have one bits. For example, 22 | 26 = 30, </text:p>
      <text:p text:style-name="P4"/>
      <text:p text:style-name="P4">10110</text:p>
      <text:p text:style-name="P4">11010</text:p>
      <text:p text:style-name="P4">--------</text:p>
      <text:p text:style-name="P4">11110</text:p>
      <text:p text:style-name="P4"><text:soft-page-break/></text:p>
      <text:p text:style-name="P15">Xor operation</text:p>
      <text:p text:style-name="P4">The xor operation x ^ y produces a number that has one bits in positions where exactly one of x and y have one bits. For example, 22 ^ 26 = 12</text:p>
      <text:p text:style-name="P4"/>
      <text:p text:style-name="P4">10110</text:p>
      <text:p text:style-name="P4">11010</text:p>
      <text:p text:style-name="P4">--------</text:p>
      <text:p text:style-name="P4">01100</text:p>
      <text:p text:style-name="P4"/>
      <text:p text:style-name="P15">Not operation</text:p>
      <text:p text:style-name="P4">The not operation ~ x produces a number where all the bits of x have been</text:p>
      <text:p text:style-name="P4">inverted. The formula ~ x = − x − 1 holds, for example, ~29 = − 30.</text:p>
      <text:p text:style-name="P4"/>
      <text:p text:style-name="P4">0 0 0 0 0 0 0 0 0 0 0 0 0 0 0 0 0 0 0 0 0 0 0 0 0 0 0 1 1 1 0 1</text:p>
      <text:p text:style-name="P4">1 1 1 1 1 1 1 1 1 1 1 1 1 1 1 1 1 1 1 1 1 1 1 1 1 1 1 0 0 0 1 0</text:p>
      <text:p text:style-name="P4"/>
      <text:p text:style-name="P15">Bit shifts</text:p>
      <text:p text:style-name="P4">The left bit shift x &lt;&lt; k appends k zero bits to the number, and the right bit</text:p>
      <text:p text:style-name="P4">shift x &gt;&gt; k removes the k last bits from the number. For example, 14 &lt;&lt; 2 = 56,</text:p>
      <text:p text:style-name="P4">because 14 and 56 correspond to 1110 and 111000. Similarly, 49 &gt;&gt; 3 = 6, because</text:p>
      <text:p text:style-name="P4">49 and 6 correspond to 110001 and 110.</text:p>
      <text:p text:style-name="P4">Note that x &lt;&lt; k corresponds to multiplying x by 2<text:span text:style-name="T6">k</text:span> , and x &gt;&gt; k corresponds</text:p>
      <text:p text:style-name="P4">to dividing x by 2<text:span text:style-name="T6">k</text:span> rounded down to an integer.</text:p>
      <text:p text:style-name="P4"/>
      <text:p text:style-name="P4"/>
      <text:p text:style-name="P16">Applications</text:p>
      <text:p text:style-name="P16"/>
      <text:list xml:id="list2231169445" text:style-name="L3">
        <text:list-item>
          <text:p text:style-name="P8">converting an integer to its binary form</text:p>
        </text:list-item>
      </text:list>
      <text:p text:style-name="P9"/>
      <text:p text:style-name="P9"><text:tab/>int main() {</text:p>
      <text:p text:style-name="P9"><text:tab/><text:tab/>int a=10000000;</text:p>
      <text:p text:style-name="P9"><text:tab/><text:tab/>for (int i = 31 ; i &gt;= 0 ; i--) {</text:p>
      <text:p text:style-name="P9"><text:tab/><text:tab/><text:tab/>if (a &amp; ( 1 &lt;&lt; i )) <text:s/></text:p>
      <text:p text:style-name="P9"><text:tab/><text:tab/><text:tab/><text:tab/>cout &lt;&lt; "1";</text:p>
      <text:p text:style-name="P9"><text:tab/><text:tab/><text:tab/>else </text:p>
      <text:p text:style-name="P9"><text:tab/><text:tab/><text:tab/><text:tab/>cout &lt;&lt; "0";</text:p>
      <text:p text:style-name="P9"><text:tab/><text:tab/>}</text:p>
      <text:p text:style-name="P9"><text:tab/><text:tab/>cout&lt;&lt;" \n ";</text:p>
      <text:p text:style-name="P9"><text:tab/>}</text:p>
      <text:p text:style-name="P9"/>
      <text:p text:style-name="P9">A number of the form 1 &lt;&lt; k has a one bit in position k and all other bits are zero, so we can use such numbers to access single bits of numbers. In particular, the k<text:span text:style-name="T6">th</text:span> bit of a number is one exactly when x &amp; (1 &lt;&lt; k ) is not zero.</text:p>
      <text:p text:style-name="P9"><text:soft-page-break/></text:p>
      <text:p text:style-name="P9">It is also possible to modify single bits of numbers using similar ideas. For example, the formula x | (1 &lt;&lt; k ) sets the k th bit of x to one, the formula x &amp; ~(1 &lt;&lt; k ) sets the k th bit of x to zero, and the formula x ^ (1 &lt;&lt; k ) inverts the k th bit of x.</text:p>
      <text:p text:style-name="P9"/>
      <text:p text:style-name="P9">The formula x &amp; ( x − 1) sets the last “<text:span text:style-name="T10">1”</text:span> bit of x to zero, and the formula x &amp; − x sets all the “<text:span text:style-name="T10">1”</text:span> bits to zero, except for the last “<text:span text:style-name="T10">1”</text:span> bit. The formula x | ( x − 1) inverts all the bits after the last “<text:span text:style-name="T10">1”</text:span> bit. Also note that a positive number x is a power of two exactly when x &amp; ( x − 1) = 0.</text:p>
      <text:p text:style-name="P9"/>
      <text:p text:style-name="P9">Every subset of a set {0, 1, 2, . . . , n − 1} can be represented as an n bit integer whose one bits indicate which elements belong to the subset.</text:p>
      <text:p text:style-name="P9"/>
      <text:p text:style-name="P10">int x = (1&lt;&lt;1) | (1&lt;&lt;3) | (1&lt;&lt;4) | (1&lt;&lt;8);</text:p>
      <text:p text:style-name="P10">int y = (1&lt;&lt;3) | (1&lt;&lt;6) | (1&lt;&lt;8) | (1&lt;&lt;9);</text:p>
      <text:p text:style-name="P10">int z = x | y;</text:p>
      <text:p text:style-name="P11">// <text:span text:style-name="T11">equivalent set ={1, 3, 4, 8} UNION {3, 6, 8, 9} = {1, 3, 4, 6, 8, 9}</text:span></text:p>
      <text:p text:style-name="P11"/>
      <text:p text:style-name="P11"/>
      <text:p text:style-name="P12">The following code goes through the subsets with exactly k elements:</text:p>
      <text:p text:style-name="P12">for (int <text:span text:style-name="T13">i</text:span> = 0; <text:span text:style-name="T13">i</text:span> &lt; (1&lt;&lt;n); <text:span text:style-name="T13">i</text:span>++) {</text:p>
      <text:p text:style-name="P12"><text:tab/>if (__builtin_popcount(<text:span text:style-name="T13">i</text:span>) == k) {</text:p>
      <text:p text:style-name="P12"><text:tab/><text:tab/>//process subset <text:span text:style-name="T13">i</text:span></text:p>
      <text:p text:style-name="P12"><text:tab/>}</text:p>
      <text:p text:style-name="P13">}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9T18:22:39.091006933</meta:creation-date>
    <dc:date>2020-07-19T21:42:05.870771213</dc:date>
    <meta:editing-duration>PT2H48M58S</meta:editing-duration>
    <meta:editing-cycles>36</meta:editing-cycles>
    <meta:generator>LibreOffice/6.0.7.3$Linux_X86_64 LibreOffice_project/00m0$Build-3</meta:generator>
    <meta:document-statistic meta:table-count="0" meta:image-count="0" meta:object-count="0" meta:page-count="3" meta:paragraph-count="68" meta:word-count="855" meta:character-count="3540" meta:non-whitespace-character-count="2725"/>
  </office:meta>
</office:document-meta>
</file>